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4c1e9" officeooo:paragraph-rsid="0004c1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06eb67" officeooo:paragraph-rsid="0006eb6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554b4a" officeooo:paragraph-rsid="00554b4a"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officeooo:rsid="000ba139" officeooo:paragraph-rsid="001fab0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37e99" officeooo:paragraph-rsid="00237e9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90a78" officeooo:paragraph-rsid="00390a7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ac8df" officeooo:paragraph-rsid="004ac8d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5018b0" officeooo:paragraph-rsid="005018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519c87" officeooo:paragraph-rsid="00519c8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65a96d" officeooo:paragraph-rsid="0065a96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883d1d" officeooo:paragraph-rsid="00883d1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92c22e" officeooo:paragraph-rsid="0092c22e"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9acbaa" officeooo:paragraph-rsid="009acba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a20b3b" officeooo:paragraph-rsid="00a20b3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acd752" officeooo:paragraph-rsid="00acd75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97099c" officeooo:paragraph-rsid="0197099c" style:font-size-asian="10.5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fo:font-weight="normal" officeooo:rsid="019df3df" officeooo:paragraph-rsid="019df3df"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fo:font-weight="normal" officeooo:rsid="01a41f08" officeooo:paragraph-rsid="01a41f08" style:font-size-asian="10.5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fo:font-size="12pt" fo:font-weight="normal" officeooo:rsid="01a95bc2" officeooo:paragraph-rsid="01a95bc2" style:font-size-asian="10.5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font-weight="normal" officeooo:rsid="01ad05a1" officeooo:paragraph-rsid="01ad05a1" style:font-size-asian="10.5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fo:font-weight="normal" officeooo:rsid="01afa091" officeooo:paragraph-rsid="01afa091"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1b0580a" officeooo:paragraph-rsid="01b0580a"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size="12pt" fo:font-weight="normal" officeooo:rsid="01b44ccc" officeooo:paragraph-rsid="01b44ccc"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normal" officeooo:rsid="01b69a5c" officeooo:paragraph-rsid="01b69a5c"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size="12pt" fo:font-weight="normal" officeooo:rsid="01bb1649" officeooo:paragraph-rsid="01bb1649" style:font-size-asian="10.5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fo:font-size="12pt" fo:font-weight="normal" officeooo:rsid="01beb086" officeooo:paragraph-rsid="01beb086"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officeooo:rsid="01c3809b" officeooo:paragraph-rsid="01c3809b" style:font-size-asian="10.5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fo:font-size="12pt" fo:font-weight="normal" officeooo:rsid="01c7ab6c" officeooo:paragraph-rsid="01c7ab6c"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fo:font-weight="normal" officeooo:rsid="01c99cb3" officeooo:paragraph-rsid="01c99cb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1d464a0" officeooo:paragraph-rsid="01d464a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1d9eb3c" officeooo:paragraph-rsid="01d9eb3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1d9eb3c" officeooo:paragraph-rsid="01f6db2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1dba464" officeooo:paragraph-rsid="01dba46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1e38637" officeooo:paragraph-rsid="01e3863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1e7ce52" officeooo:paragraph-rsid="01e7ce5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1fbc75b" officeooo:paragraph-rsid="01fbc75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1fc1e0e" officeooo:paragraph-rsid="01fc1e0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fd0814" officeooo:paragraph-rsid="01fd081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2010d49" officeooo:paragraph-rsid="02010d4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20500cc" officeooo:paragraph-rsid="020500c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20500cc" officeooo:paragraph-rsid="0213c98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6pt" fo:font-weight="bold" officeooo:rsid="00b6f5c2" officeooo:paragraph-rsid="00b6f5c2" style:font-size-asian="16pt" style:font-weight-asian="bold" style:font-size-complex="16pt" style:font-weight-complex="bold"/>
    </style:style>
    <style:style style:name="P49" style:family="paragraph" style:parent-style-name="Standard">
      <style:paragraph-properties fo:text-align="start" style:justify-single-word="false"/>
      <style:text-properties fo:font-size="16pt" fo:font-weight="bold" officeooo:rsid="00c108b1" officeooo:paragraph-rsid="00c108b1" style:font-size-asian="16pt" style:font-weight-asian="bold" style:font-size-complex="16pt" style:font-weight-complex="bold"/>
    </style:style>
    <style:style style:name="P50" style:family="paragraph" style:parent-style-name="Standard" style:list-style-name="L2">
      <style:paragraph-properties fo:text-align="start" style:justify-single-word="false"/>
      <style:text-properties fo:font-size="16pt" fo:font-weight="bold" officeooo:rsid="00d9c35d" officeooo:paragraph-rsid="00d9c35d" style:font-size-asian="16pt" style:font-weight-asian="bold" style:font-size-complex="16pt" style:font-weight-complex="bold"/>
    </style:style>
    <style:style style:name="P51" style:family="paragraph" style:parent-style-name="Standard" style:list-style-name="L2">
      <style:paragraph-properties fo:text-align="start" style:justify-single-word="false"/>
      <style:text-properties fo:font-size="16pt" fo:font-weight="bold" officeooo:rsid="00e2e9ab" officeooo:paragraph-rsid="00e2e9ab" style:font-size-asian="16pt" style:font-weight-asian="bold" style:font-size-complex="16pt" style:font-weight-complex="bold"/>
    </style:style>
    <style:style style:name="P52" style:family="paragraph" style:parent-style-name="Standard" style:list-style-name="L2">
      <style:paragraph-properties fo:text-align="start" style:justify-single-word="false"/>
      <style:text-properties fo:font-size="16pt" fo:font-weight="bold" officeooo:rsid="00e2e9ab" officeooo:paragraph-rsid="01261d84"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6pt" fo:font-weight="bold" officeooo:rsid="00e2e9ab" officeooo:paragraph-rsid="01261d84"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fo:font-weight="bold" officeooo:rsid="0061ef7b" officeooo:paragraph-rsid="00554b4a" style:font-size-asian="16pt" style:font-weight-asian="bold" style:font-size-complex="16pt" style:font-weight-complex="bold"/>
    </style:style>
    <style:style style:name="P55" style:family="paragraph" style:parent-style-name="Standard">
      <style:paragraph-properties fo:text-align="start" style:justify-single-word="false"/>
      <style:text-properties fo:font-size="16pt" fo:font-weight="bold" officeooo:rsid="01cff94c" officeooo:paragraph-rsid="01cff94c" style:font-size-asian="16pt" style:font-weight-asian="bold" style:font-size-complex="16pt" style:font-weight-complex="bold"/>
    </style:style>
    <style:style style:name="P56" style:family="paragraph" style:parent-style-name="Standard">
      <style:paragraph-properties fo:text-align="start" style:justify-single-word="false"/>
      <style:text-properties fo:font-size="14pt" fo:font-weight="bold" officeooo:rsid="00b6f5c2" officeooo:paragraph-rsid="00b6f5c2"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4pt" fo:font-weight="bold" officeooo:rsid="00c4d1cf" officeooo:paragraph-rsid="00c4d1cf" style:font-size-asian="14pt" style:font-weight-asian="bold" style:font-size-complex="14pt" style:font-weight-complex="bold"/>
    </style:style>
    <style:style style:name="P58" style:family="paragraph" style:parent-style-name="Standard">
      <style:paragraph-properties fo:text-align="start" style:justify-single-word="false"/>
      <style:text-properties fo:font-size="14pt" fo:font-weight="bold" officeooo:rsid="00c78feb" officeooo:paragraph-rsid="00c78feb" style:font-size-asian="14pt" style:font-weight-asian="bold" style:font-size-complex="14pt" style:font-weight-complex="bold"/>
    </style:style>
    <style:style style:name="P59" style:family="paragraph" style:parent-style-name="Standard">
      <style:paragraph-properties fo:text-align="start" style:justify-single-word="false"/>
      <style:text-properties fo:font-size="14pt" fo:font-weight="bold" officeooo:rsid="00c8e702" officeooo:paragraph-rsid="00c8e702" style:font-size-asian="14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bold" officeooo:rsid="00cf56b5" officeooo:paragraph-rsid="00e03135" style:font-size-asian="14pt" style:font-weight-asian="bold" style:font-size-complex="14pt" style:font-weight-complex="bold"/>
    </style:style>
    <style:style style:name="P61" style:family="paragraph" style:parent-style-name="Standard">
      <style:paragraph-properties fo:text-align="start" style:justify-single-word="false"/>
      <style:text-properties fo:font-size="14pt" fo:font-weight="bold" officeooo:rsid="010c27e7" officeooo:paragraph-rsid="010c27e7" style:font-size-asian="14pt" style:font-weight-asian="bold" style:font-size-complex="14pt" style:font-weight-complex="bold"/>
    </style:style>
    <style:style style:name="P62" style:family="paragraph" style:parent-style-name="Standard">
      <style:paragraph-properties fo:text-align="start" style:justify-single-word="false"/>
      <style:text-properties fo:font-size="14pt" fo:font-weight="bold" officeooo:rsid="011ae0df" officeooo:paragraph-rsid="011ae0df" style:font-size-asian="14pt" style:font-weight-asian="bold" style:font-size-complex="14pt" style:font-weight-complex="bold"/>
    </style:style>
    <style:style style:name="P63" style:family="paragraph" style:parent-style-name="Standard">
      <style:paragraph-properties fo:text-align="start" style:justify-single-word="false"/>
      <style:text-properties fo:font-size="14pt" fo:font-weight="bold" officeooo:rsid="013c3798" officeooo:paragraph-rsid="013c3798" style:font-size-asian="14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1438674" officeooo:paragraph-rsid="01438674"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1438674" officeooo:paragraph-rsid="014d25ff" style:font-size-asian="14pt" style:font-weight-asian="bold" style:font-size-complex="14pt" style:font-weight-complex="bold"/>
    </style:style>
    <style:style style:name="T1" style:family="text">
      <style:text-properties officeooo:rsid="000cf0f7"/>
    </style:style>
    <style:style style:name="T2" style:family="text">
      <style:text-properties officeooo:rsid="00104675"/>
    </style:style>
    <style:style style:name="T3" style:family="text">
      <style:text-properties officeooo:rsid="0014ca9e"/>
    </style:style>
    <style:style style:name="T4" style:family="text">
      <style:text-properties officeooo:rsid="00157695"/>
    </style:style>
    <style:style style:name="T5" style:family="text">
      <style:text-properties officeooo:rsid="00173711"/>
    </style:style>
    <style:style style:name="T6" style:family="text">
      <style:text-properties officeooo:rsid="001a61dc"/>
    </style:style>
    <style:style style:name="T7" style:family="text">
      <style:text-properties officeooo:rsid="001ad165"/>
    </style:style>
    <style:style style:name="T8" style:family="text">
      <style:text-properties officeooo:rsid="001ca1b9"/>
    </style:style>
    <style:style style:name="T9" style:family="text">
      <style:text-properties officeooo:rsid="001e0f80"/>
    </style:style>
    <style:style style:name="T10" style:family="text">
      <style:text-properties officeooo:rsid="002578e0"/>
    </style:style>
    <style:style style:name="T11" style:family="text">
      <style:text-properties officeooo:rsid="0026c1cd"/>
    </style:style>
    <style:style style:name="T12" style:family="text">
      <style:text-properties officeooo:rsid="0027cab4"/>
    </style:style>
    <style:style style:name="T13" style:family="text">
      <style:text-properties officeooo:rsid="00281394"/>
    </style:style>
    <style:style style:name="T14" style:family="text">
      <style:text-properties officeooo:rsid="002a0567"/>
    </style:style>
    <style:style style:name="T15" style:family="text">
      <style:text-properties officeooo:rsid="002a6450"/>
    </style:style>
    <style:style style:name="T16" style:family="text">
      <style:text-properties officeooo:rsid="002af455"/>
    </style:style>
    <style:style style:name="T17" style:family="text">
      <style:text-properties officeooo:rsid="002ccc3c"/>
    </style:style>
    <style:style style:name="T18" style:family="text">
      <style:text-properties officeooo:rsid="0032e6e7"/>
    </style:style>
    <style:style style:name="T19" style:family="text">
      <style:text-properties officeooo:rsid="0035b344"/>
    </style:style>
    <style:style style:name="T20" style:family="text">
      <style:text-properties officeooo:rsid="0036ae3a"/>
    </style:style>
    <style:style style:name="T21" style:family="text">
      <style:text-properties officeooo:rsid="0037f070"/>
    </style:style>
    <style:style style:name="T22" style:family="text">
      <style:text-properties officeooo:rsid="00397bc5"/>
    </style:style>
    <style:style style:name="T23" style:family="text">
      <style:text-properties officeooo:rsid="003c88bb"/>
    </style:style>
    <style:style style:name="T24" style:family="text">
      <style:text-properties officeooo:rsid="003e02fc"/>
    </style:style>
    <style:style style:name="T25" style:family="text">
      <style:text-properties officeooo:rsid="003f40f1"/>
    </style:style>
    <style:style style:name="T26" style:family="text">
      <style:text-properties officeooo:rsid="00410400"/>
    </style:style>
    <style:style style:name="T27" style:family="text">
      <style:text-properties officeooo:rsid="00451439"/>
    </style:style>
    <style:style style:name="T28" style:family="text">
      <style:text-properties officeooo:rsid="00483dec"/>
    </style:style>
    <style:style style:name="T29" style:family="text">
      <style:text-properties officeooo:rsid="0049244a"/>
    </style:style>
    <style:style style:name="T30" style:family="text">
      <style:text-properties officeooo:rsid="004cdad2"/>
    </style:style>
    <style:style style:name="T31" style:family="text">
      <style:text-properties officeooo:rsid="005b0acd"/>
    </style:style>
    <style:style style:name="T32" style:family="text">
      <style:text-properties officeooo:rsid="00690724"/>
    </style:style>
    <style:style style:name="T33" style:family="text">
      <style:text-properties officeooo:rsid="006d2a17"/>
    </style:style>
    <style:style style:name="T34" style:family="text">
      <style:text-properties officeooo:rsid="006d7f87"/>
    </style:style>
    <style:style style:name="T35" style:family="text">
      <style:text-properties officeooo:rsid="006f3575"/>
    </style:style>
    <style:style style:name="T36" style:family="text">
      <style:text-properties officeooo:rsid="0071217d"/>
    </style:style>
    <style:style style:name="T37" style:family="text">
      <style:text-properties officeooo:rsid="00730533"/>
    </style:style>
    <style:style style:name="T38" style:family="text">
      <style:text-properties officeooo:rsid="00753585"/>
    </style:style>
    <style:style style:name="T39" style:family="text">
      <style:text-properties officeooo:rsid="0076ef10"/>
    </style:style>
    <style:style style:name="T40" style:family="text">
      <style:text-properties officeooo:rsid="0077c0fd"/>
    </style:style>
    <style:style style:name="T41" style:family="text">
      <style:text-properties officeooo:rsid="0079805d"/>
    </style:style>
    <style:style style:name="T42" style:family="text">
      <style:text-properties officeooo:rsid="007a6d56"/>
    </style:style>
    <style:style style:name="T43" style:family="text">
      <style:text-properties officeooo:rsid="007c1162"/>
    </style:style>
    <style:style style:name="T44" style:family="text">
      <style:text-properties officeooo:rsid="007c2404"/>
    </style:style>
    <style:style style:name="T45" style:family="text">
      <style:text-properties officeooo:rsid="007dc5c6"/>
    </style:style>
    <style:style style:name="T46" style:family="text">
      <style:text-properties officeooo:rsid="007e2987"/>
    </style:style>
    <style:style style:name="T47" style:family="text">
      <style:text-properties officeooo:rsid="007f5e9c"/>
    </style:style>
    <style:style style:name="T48" style:family="text">
      <style:text-properties officeooo:rsid="008129be"/>
    </style:style>
    <style:style style:name="T49" style:family="text">
      <style:text-properties officeooo:rsid="0082e8e1"/>
    </style:style>
    <style:style style:name="T50" style:family="text">
      <style:text-properties officeooo:rsid="008424aa"/>
    </style:style>
    <style:style style:name="T51" style:family="text">
      <style:text-properties officeooo:rsid="00848a5c"/>
    </style:style>
    <style:style style:name="T52" style:family="text">
      <style:text-properties officeooo:rsid="008499ca"/>
    </style:style>
    <style:style style:name="T53" style:family="text">
      <style:text-properties officeooo:rsid="0085f194"/>
    </style:style>
    <style:style style:name="T54" style:family="text">
      <style:text-properties officeooo:rsid="008a1fa4"/>
    </style:style>
    <style:style style:name="T55" style:family="text">
      <style:text-properties officeooo:rsid="008a6cb7"/>
    </style:style>
    <style:style style:name="T56" style:family="text">
      <style:text-properties officeooo:rsid="008b2e63"/>
    </style:style>
    <style:style style:name="T57" style:family="text">
      <style:text-properties officeooo:rsid="008b716f"/>
    </style:style>
    <style:style style:name="T58" style:family="text">
      <style:text-properties officeooo:rsid="008ce427"/>
    </style:style>
    <style:style style:name="T59" style:family="text">
      <style:text-properties officeooo:rsid="008edc14"/>
    </style:style>
    <style:style style:name="T60" style:family="text">
      <style:text-properties officeooo:rsid="008fccaa"/>
    </style:style>
    <style:style style:name="T61" style:family="text">
      <style:text-properties officeooo:rsid="00946552"/>
    </style:style>
    <style:style style:name="T62" style:family="text">
      <style:text-properties officeooo:rsid="0095dd80"/>
    </style:style>
    <style:style style:name="T63" style:family="text">
      <style:text-properties officeooo:rsid="00972643"/>
    </style:style>
    <style:style style:name="T64" style:family="text">
      <style:text-properties officeooo:rsid="009c58f6"/>
    </style:style>
    <style:style style:name="T65" style:family="text">
      <style:text-properties officeooo:rsid="009de57b"/>
    </style:style>
    <style:style style:name="T66" style:family="text">
      <style:text-properties officeooo:rsid="009fb7a2"/>
    </style:style>
    <style:style style:name="T67" style:family="text">
      <style:text-properties officeooo:rsid="00a024ba"/>
    </style:style>
    <style:style style:name="T68" style:family="text">
      <style:text-properties officeooo:rsid="00a3ea09"/>
    </style:style>
    <style:style style:name="T69" style:family="text">
      <style:text-properties officeooo:rsid="00a417b2"/>
    </style:style>
    <style:style style:name="T70" style:family="text">
      <style:text-properties officeooo:rsid="00a907c3"/>
    </style:style>
    <style:style style:name="T71" style:family="text">
      <style:text-properties officeooo:rsid="00aa8b06"/>
    </style:style>
    <style:style style:name="T72" style:family="text">
      <style:text-properties officeooo:rsid="00ab51d5"/>
    </style:style>
    <style:style style:name="T73" style:family="text">
      <style:text-properties officeooo:rsid="00ae0966"/>
    </style:style>
    <style:style style:name="T74" style:family="text">
      <style:text-properties officeooo:rsid="00b11011"/>
    </style:style>
    <style:style style:name="T75" style:family="text">
      <style:text-properties officeooo:rsid="00b1e677"/>
    </style:style>
    <style:style style:name="T76" style:family="text">
      <style:text-properties officeooo:rsid="00b31eb6"/>
    </style:style>
    <style:style style:name="T77" style:family="text">
      <style:text-properties officeooo:rsid="00b3896e"/>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normal" fo:font-weight="normal" officeooo:rsid="00d011c8"/>
    </style:style>
    <style:style style:name="T81" style:family="text">
      <style:text-properties fo:font-variant="normal" fo:text-transform="none" fo:letter-spacing="normal" fo:font-style="normal" fo:font-weight="normal" officeooo:rsid="00d06881"/>
    </style:style>
    <style:style style:name="T82" style:family="text">
      <style:text-properties fo:font-variant="normal" fo:text-transform="none" fo:letter-spacing="normal" fo:font-style="normal" fo:font-weight="normal" officeooo:rsid="00d1b55b"/>
    </style:style>
    <style:style style:name="T83" style:family="text">
      <style:text-properties fo:font-variant="normal" fo:text-transform="none" fo:letter-spacing="normal" fo:font-style="normal" fo:font-weight="normal" officeooo:rsid="00d2ac34"/>
    </style:style>
    <style:style style:name="T84" style:family="text">
      <style:text-properties fo:font-variant="normal" fo:text-transform="none" fo:letter-spacing="normal" fo:font-style="normal" fo:font-weight="normal" officeooo:rsid="00d337c2"/>
    </style:style>
    <style:style style:name="T85" style:family="text">
      <style:text-properties fo:font-variant="normal" fo:text-transform="none" fo:letter-spacing="normal" fo:font-style="normal" fo:font-weight="normal" officeooo:rsid="00d67524"/>
    </style:style>
    <style:style style:name="T86" style:family="text">
      <style:text-properties fo:font-variant="normal" fo:text-transform="none" fo:letter-spacing="normal" fo:font-style="normal" fo:font-weight="normal" officeooo:rsid="00d699cd"/>
    </style:style>
    <style:style style:name="T87" style:family="text">
      <style:text-properties fo:font-variant="normal" fo:text-transform="none" fo:letter-spacing="normal" fo:font-style="normal" fo:font-weight="normal" officeooo:rsid="00d75958"/>
    </style:style>
    <style:style style:name="T88" style:family="text">
      <style:text-properties fo:font-variant="normal" fo:text-transform="none" fo:letter-spacing="normal" fo:font-style="normal" fo:font-weight="normal" officeooo:rsid="00d92278"/>
    </style:style>
    <style:style style:name="T89" style:family="text">
      <style:text-properties fo:font-variant="normal" fo:text-transform="none" fo:letter-spacing="normal" fo:font-style="normal" fo:font-weight="normal" officeooo:rsid="00d9f145"/>
    </style:style>
    <style:style style:name="T90" style:family="text">
      <style:text-properties fo:font-variant="normal" fo:text-transform="none" fo:letter-spacing="normal" fo:font-style="normal" fo:font-weight="normal" officeooo:rsid="00da2f12"/>
    </style:style>
    <style:style style:name="T91" style:family="text">
      <style:text-properties fo:font-variant="normal" fo:text-transform="none" fo:letter-spacing="normal" fo:font-style="normal" fo:font-weight="normal" officeooo:rsid="00dd2191"/>
    </style:style>
    <style:style style:name="T92" style:family="text">
      <style:text-properties fo:font-variant="normal" fo:text-transform="none" fo:letter-spacing="normal" fo:font-style="normal" fo:font-weight="normal" officeooo:rsid="00dedce3"/>
    </style:style>
    <style:style style:name="T93" style:family="text">
      <style:text-properties fo:font-variant="normal" fo:text-transform="none" fo:letter-spacing="normal" fo:font-style="normal" fo:font-weight="normal" officeooo:rsid="00e009ce"/>
    </style:style>
    <style:style style:name="T94" style:family="text">
      <style:text-properties fo:font-variant="normal" fo:text-transform="none" fo:letter-spacing="normal" fo:font-style="normal" fo:font-weight="normal" officeooo:rsid="00e3b26f"/>
    </style:style>
    <style:style style:name="T95" style:family="text">
      <style:text-properties fo:font-variant="normal" fo:text-transform="none" fo:letter-spacing="normal" fo:font-style="normal" fo:font-weight="normal" officeooo:rsid="00e56c2b"/>
    </style:style>
    <style:style style:name="T96" style:family="text">
      <style:text-properties fo:font-variant="normal" fo:text-transform="none" fo:letter-spacing="normal" fo:font-style="normal" fo:font-weight="normal" officeooo:rsid="00e66156"/>
    </style:style>
    <style:style style:name="T97" style:family="text">
      <style:text-properties fo:font-variant="normal" fo:text-transform="none" fo:letter-spacing="normal" fo:font-style="normal" fo:font-weight="normal" officeooo:rsid="00e75497"/>
    </style:style>
    <style:style style:name="T98" style:family="text">
      <style:text-properties fo:font-variant="normal" fo:text-transform="none" fo:letter-spacing="normal" fo:font-style="normal" fo:font-weight="normal" officeooo:rsid="00e892d8"/>
    </style:style>
    <style:style style:name="T99" style:family="text">
      <style:text-properties fo:font-variant="normal" fo:text-transform="none" fo:letter-spacing="normal" fo:font-style="normal" fo:font-weight="normal" officeooo:rsid="00eaa25e"/>
    </style:style>
    <style:style style:name="T100" style:family="text">
      <style:text-properties fo:font-variant="normal" fo:text-transform="none" fo:letter-spacing="normal" fo:font-style="normal" fo:font-weight="normal" officeooo:rsid="00ebde1d"/>
    </style:style>
    <style:style style:name="T101" style:family="text">
      <style:text-properties fo:font-variant="normal" fo:text-transform="none" fo:letter-spacing="normal" fo:font-style="normal" fo:font-weight="normal" officeooo:rsid="010342d0"/>
    </style:style>
    <style:style style:name="T102" style:family="text">
      <style:text-properties fo:font-variant="normal" fo:text-transform="none" fo:letter-spacing="normal" fo:font-style="normal" fo:font-weight="normal" officeooo:rsid="0103fffb"/>
    </style:style>
    <style:style style:name="T103" style:family="text">
      <style:text-properties fo:font-variant="normal" fo:text-transform="none" fo:letter-spacing="normal" fo:font-style="normal" fo:font-weight="normal" officeooo:rsid="0106147f"/>
    </style:style>
    <style:style style:name="T104" style:family="text">
      <style:text-properties fo:font-variant="normal" fo:text-transform="none" fo:letter-spacing="normal" fo:font-style="normal" fo:font-weight="normal" officeooo:rsid="0107bb2c"/>
    </style:style>
    <style:style style:name="T105" style:family="text">
      <style:text-properties fo:font-variant="normal" fo:text-transform="none" fo:letter-spacing="normal" fo:font-style="normal" fo:font-weight="normal" officeooo:rsid="0108fe03"/>
    </style:style>
    <style:style style:name="T106" style:family="text">
      <style:text-properties fo:font-variant="normal" fo:text-transform="none" fo:letter-spacing="normal" fo:font-style="normal" fo:font-weight="normal" officeooo:rsid="010abad2"/>
    </style:style>
    <style:style style:name="T107" style:family="text">
      <style:text-properties fo:font-variant="normal" fo:text-transform="none" fo:letter-spacing="normal" fo:font-style="normal" fo:font-weight="normal" officeooo:rsid="010e8bed"/>
    </style:style>
    <style:style style:name="T108" style:family="text">
      <style:text-properties fo:font-variant="normal" fo:text-transform="none" fo:letter-spacing="normal" fo:font-style="normal" fo:font-weight="normal" officeooo:rsid="01108412"/>
    </style:style>
    <style:style style:name="T109" style:family="text">
      <style:text-properties fo:font-variant="normal" fo:text-transform="none" fo:letter-spacing="normal" fo:font-style="normal" fo:font-weight="normal" officeooo:rsid="0111b10c"/>
    </style:style>
    <style:style style:name="T110" style:family="text">
      <style:text-properties fo:font-variant="normal" fo:text-transform="none" fo:letter-spacing="normal" fo:font-style="normal" fo:font-weight="normal" officeooo:rsid="01124b22"/>
    </style:style>
    <style:style style:name="T111" style:family="text">
      <style:text-properties fo:font-variant="normal" fo:text-transform="none" fo:letter-spacing="normal" fo:font-style="normal" fo:font-weight="normal" officeooo:rsid="0113cee5"/>
    </style:style>
    <style:style style:name="T112" style:family="text">
      <style:text-properties fo:font-variant="normal" fo:text-transform="none" fo:letter-spacing="normal" fo:font-style="normal" fo:font-weight="normal" officeooo:rsid="011ae70d"/>
    </style:style>
    <style:style style:name="T113" style:family="text">
      <style:text-properties fo:font-variant="normal" fo:text-transform="none" fo:letter-spacing="normal" fo:font-style="normal" fo:font-weight="normal" officeooo:rsid="011e96db"/>
    </style:style>
    <style:style style:name="T114" style:family="text">
      <style:text-properties fo:font-variant="normal" fo:text-transform="none" fo:letter-spacing="normal" fo:font-style="normal" fo:font-weight="normal" officeooo:rsid="01206cb8"/>
    </style:style>
    <style:style style:name="T115" style:family="text">
      <style:text-properties fo:font-variant="normal" fo:text-transform="none" fo:letter-spacing="normal" fo:font-style="normal" fo:font-weight="normal" officeooo:rsid="012147f2"/>
    </style:style>
    <style:style style:name="T116" style:family="text">
      <style:text-properties fo:font-variant="normal" fo:text-transform="none" fo:letter-spacing="normal" fo:font-style="normal" fo:font-weight="normal" officeooo:rsid="01221809"/>
    </style:style>
    <style:style style:name="T117" style:family="text">
      <style:text-properties fo:font-variant="normal" fo:text-transform="none" fo:letter-spacing="normal" fo:font-style="normal" fo:font-weight="normal" officeooo:rsid="012722f2"/>
    </style:style>
    <style:style style:name="T118" style:family="text">
      <style:text-properties fo:font-variant="normal" fo:text-transform="none" fo:letter-spacing="normal" fo:font-style="normal" fo:font-weight="normal" officeooo:rsid="012b904a"/>
    </style:style>
    <style:style style:name="T119" style:family="text">
      <style:text-properties fo:font-variant="normal" fo:text-transform="none" fo:letter-spacing="normal" fo:font-style="normal" fo:font-weight="normal" officeooo:rsid="013b64b5"/>
    </style:style>
    <style:style style:name="T120" style:family="text">
      <style:text-properties fo:font-variant="normal" fo:text-transform="none" fo:letter-spacing="normal" fo:font-style="normal" fo:font-weight="normal" officeooo:rsid="013d5f50"/>
    </style:style>
    <style:style style:name="T121" style:family="text">
      <style:text-properties fo:font-variant="normal" fo:text-transform="none" fo:letter-spacing="normal" fo:font-style="normal" fo:font-weight="normal" officeooo:rsid="013e7658"/>
    </style:style>
    <style:style style:name="T122" style:family="text">
      <style:text-properties fo:font-variant="normal" fo:text-transform="none" fo:letter-spacing="normal" fo:font-style="normal" fo:font-weight="normal" officeooo:rsid="01408eb6"/>
    </style:style>
    <style:style style:name="T123" style:family="text">
      <style:text-properties fo:font-variant="normal" fo:text-transform="none" fo:letter-spacing="normal" fo:font-style="normal" fo:font-weight="normal" officeooo:rsid="01419514"/>
    </style:style>
    <style:style style:name="T124" style:family="text">
      <style:text-properties fo:font-variant="normal" fo:text-transform="none" fo:letter-spacing="normal" fo:font-style="normal" fo:font-weight="normal" officeooo:rsid="0147948d"/>
    </style:style>
    <style:style style:name="T125" style:family="text">
      <style:text-properties fo:font-variant="normal" fo:text-transform="none" fo:letter-spacing="normal" fo:font-style="normal" fo:font-weight="normal" officeooo:rsid="00cf56b5"/>
    </style:style>
    <style:style style:name="T126" style:family="text">
      <style:text-properties fo:font-variant="normal" fo:text-transform="none" fo:letter-spacing="normal" fo:font-style="normal" fo:font-weight="normal" officeooo:rsid="014e55fb"/>
    </style:style>
    <style:style style:name="T127" style:family="text">
      <style:text-properties fo:font-variant="normal" fo:text-transform="none" fo:letter-spacing="normal" fo:font-style="normal" fo:font-weight="normal" officeooo:rsid="014f073e"/>
    </style:style>
    <style:style style:name="T128" style:family="text">
      <style:text-properties fo:font-variant="normal" fo:text-transform="none" fo:letter-spacing="normal" fo:font-style="normal" fo:font-weight="normal" officeooo:rsid="015068c6"/>
    </style:style>
    <style:style style:name="T129" style:family="text">
      <style:text-properties fo:font-variant="normal" fo:text-transform="none" fo:letter-spacing="normal" fo:font-style="normal" fo:font-weight="normal" officeooo:rsid="013966cc"/>
    </style:style>
    <style:style style:name="T130" style:family="text">
      <style:text-properties fo:font-variant="normal" fo:text-transform="none" fo:letter-spacing="normal" fo:font-style="normal" fo:font-weight="normal" officeooo:rsid="0152345b"/>
    </style:style>
    <style:style style:name="T131" style:family="text">
      <style:text-properties fo:font-variant="normal" fo:text-transform="none" fo:letter-spacing="normal" fo:font-style="normal" fo:font-weight="normal" officeooo:rsid="015721af"/>
    </style:style>
    <style:style style:name="T132" style:family="text">
      <style:text-properties fo:font-variant="normal" fo:text-transform="none" fo:letter-spacing="normal" fo:font-style="normal" fo:font-weight="normal" officeooo:rsid="01579059"/>
    </style:style>
    <style:style style:name="T133" style:family="text">
      <style:text-properties fo:font-variant="normal" fo:text-transform="none" fo:letter-spacing="normal" fo:font-style="normal" fo:font-weight="normal" officeooo:rsid="015b619b"/>
    </style:style>
    <style:style style:name="T134" style:family="text">
      <style:text-properties fo:font-variant="normal" fo:text-transform="none" fo:letter-spacing="normal" fo:font-style="normal" fo:font-weight="normal" officeooo:rsid="015bbeb7"/>
    </style:style>
    <style:style style:name="T135" style:family="text">
      <style:text-properties fo:font-variant="normal" fo:text-transform="none" fo:letter-spacing="normal" fo:font-style="normal" fo:font-weight="normal" officeooo:rsid="015cc9b8"/>
    </style:style>
    <style:style style:name="T136" style:family="text">
      <style:text-properties fo:font-variant="normal" fo:text-transform="none" fo:letter-spacing="normal" fo:font-style="normal" fo:font-weight="normal" officeooo:rsid="015cf757"/>
    </style:style>
    <style:style style:name="T137" style:family="text">
      <style:text-properties fo:font-variant="normal" fo:text-transform="none" fo:letter-spacing="normal" fo:font-style="normal" fo:font-weight="normal" officeooo:rsid="015d8a7e"/>
    </style:style>
    <style:style style:name="T138" style:family="text">
      <style:text-properties fo:font-variant="normal" fo:text-transform="none" fo:letter-spacing="normal" fo:font-style="normal" fo:font-weight="normal" officeooo:rsid="015dbe33"/>
    </style:style>
    <style:style style:name="T139" style:family="text">
      <style:text-properties fo:font-variant="normal" fo:text-transform="none" fo:letter-spacing="normal" fo:font-style="normal" fo:font-weight="normal" officeooo:rsid="015f8597"/>
    </style:style>
    <style:style style:name="T140" style:family="text">
      <style:text-properties fo:font-variant="normal" fo:text-transform="none" fo:letter-spacing="normal" fo:font-style="normal" fo:font-weight="normal" officeooo:rsid="01613bdf"/>
    </style:style>
    <style:style style:name="T141" style:family="text">
      <style:text-properties fo:font-variant="normal" fo:text-transform="none" fo:letter-spacing="normal" fo:font-style="normal" fo:font-weight="normal" officeooo:rsid="0162e1ed"/>
    </style:style>
    <style:style style:name="T142" style:family="text">
      <style:text-properties fo:font-variant="normal" fo:text-transform="none" fo:letter-spacing="normal" fo:font-style="normal" fo:font-weight="normal" officeooo:rsid="01714dde"/>
    </style:style>
    <style:style style:name="T143" style:family="text">
      <style:text-properties fo:font-variant="normal" fo:text-transform="none" fo:letter-spacing="normal" fo:font-style="normal" fo:font-weight="normal" officeooo:rsid="0177a6d6"/>
    </style:style>
    <style:style style:name="T144" style:family="text">
      <style:text-properties fo:font-variant="normal" fo:text-transform="none" fo:letter-spacing="normal" fo:font-style="normal" fo:font-weight="normal" officeooo:rsid="017abc1e"/>
    </style:style>
    <style:style style:name="T145" style:family="text">
      <style:text-properties fo:font-variant="normal" fo:text-transform="none" fo:letter-spacing="normal" fo:font-style="normal" fo:font-weight="normal" officeooo:rsid="017be888"/>
    </style:style>
    <style:style style:name="T146" style:family="text">
      <style:text-properties fo:font-variant="normal" fo:text-transform="none" fo:letter-spacing="normal" fo:font-style="normal" fo:font-weight="normal" officeooo:rsid="018095ef"/>
    </style:style>
    <style:style style:name="T147" style:family="text">
      <style:text-properties fo:font-variant="normal" fo:text-transform="none" fo:letter-spacing="normal" fo:font-style="normal" fo:font-weight="normal" officeooo:rsid="0181b654"/>
    </style:style>
    <style:style style:name="T148" style:family="text">
      <style:text-properties fo:font-variant="normal" fo:text-transform="none" fo:letter-spacing="normal" fo:font-style="normal" fo:font-weight="normal" officeooo:rsid="0182f095"/>
    </style:style>
    <style:style style:name="T149" style:family="text">
      <style:text-properties fo:font-variant="normal" fo:text-transform="none" fo:letter-spacing="normal" fo:font-style="normal" fo:font-weight="normal" officeooo:rsid="01831307"/>
    </style:style>
    <style:style style:name="T150" style:family="text">
      <style:text-properties fo:font-variant="normal" fo:text-transform="none" fo:letter-spacing="normal" fo:font-style="normal" fo:font-weight="normal" officeooo:rsid="01844e64"/>
    </style:style>
    <style:style style:name="T151" style:family="text">
      <style:text-properties fo:font-variant="normal" fo:text-transform="none" fo:letter-spacing="normal" fo:font-style="normal" fo:font-weight="normal" officeooo:rsid="0188150e"/>
    </style:style>
    <style:style style:name="T152" style:family="text">
      <style:text-properties fo:font-variant="normal" fo:text-transform="none" fo:letter-spacing="normal" fo:font-style="normal" fo:font-weight="normal" officeooo:rsid="01882689"/>
    </style:style>
    <style:style style:name="T153" style:family="text">
      <style:text-properties fo:font-variant="normal" fo:text-transform="none" fo:letter-spacing="normal" fo:font-style="normal" fo:font-weight="normal" officeooo:rsid="01888dbc"/>
    </style:style>
    <style:style style:name="T154" style:family="text">
      <style:text-properties fo:font-variant="normal" fo:text-transform="none" fo:letter-spacing="normal" fo:font-style="normal" fo:font-weight="normal" officeooo:rsid="018bc346"/>
    </style:style>
    <style:style style:name="T155" style:family="text">
      <style:text-properties fo:font-variant="normal" fo:text-transform="none" fo:letter-spacing="normal" fo:font-style="normal" fo:font-weight="normal" officeooo:rsid="018d4d76"/>
    </style:style>
    <style:style style:name="T156" style:family="text">
      <style:text-properties fo:font-variant="normal" fo:text-transform="none" fo:letter-spacing="normal" fo:font-style="normal" officeooo:rsid="01d4e19b"/>
    </style:style>
    <style:style style:name="T157" style:family="text">
      <style:text-properties fo:font-variant="normal" fo:text-transform="none" fo:letter-spacing="normal" fo:font-style="normal" officeooo:rsid="01d5a5c7"/>
    </style:style>
    <style:style style:name="T158" style:family="text">
      <style:text-properties fo:font-variant="normal" fo:text-transform="none" fo:letter-spacing="normal" fo:font-style="normal" officeooo:rsid="01d85136"/>
    </style:style>
    <style:style style:name="T159" style:family="text">
      <style:text-properties fo:font-variant="normal" fo:text-transform="none" fo:letter-spacing="normal" fo:font-style="normal" officeooo:rsid="01dba464"/>
    </style:style>
    <style:style style:name="T160" style:family="text">
      <style:text-properties fo:font-variant="normal" fo:text-transform="none" fo:letter-spacing="normal" fo:font-style="normal" officeooo:rsid="01dec823"/>
    </style:style>
    <style:style style:name="T161" style:family="text">
      <style:text-properties fo:font-variant="normal" fo:text-transform="none" fo:letter-spacing="normal" fo:font-style="normal" officeooo:rsid="01e01b8e"/>
    </style:style>
    <style:style style:name="T162" style:family="text">
      <style:text-properties fo:font-variant="normal" fo:text-transform="none" fo:letter-spacing="normal" fo:font-style="normal" officeooo:rsid="01e0ed04"/>
    </style:style>
    <style:style style:name="T163" style:family="text">
      <style:text-properties fo:font-variant="normal" fo:text-transform="none" fo:letter-spacing="normal" fo:font-style="normal" officeooo:rsid="01e2380e"/>
    </style:style>
    <style:style style:name="T164" style:family="text">
      <style:text-properties fo:font-variant="normal" fo:text-transform="none" fo:letter-spacing="normal" fo:font-style="normal" officeooo:rsid="01e28408"/>
    </style:style>
    <style:style style:name="T165" style:family="text">
      <style:text-properties fo:font-variant="normal" fo:text-transform="none" fo:letter-spacing="normal" fo:font-style="normal" officeooo:rsid="01e43f37"/>
    </style:style>
    <style:style style:name="T166" style:family="text">
      <style:text-properties fo:font-variant="normal" fo:text-transform="none" fo:letter-spacing="normal" fo:font-style="normal" officeooo:rsid="01e53e45"/>
    </style:style>
    <style:style style:name="T167" style:family="text">
      <style:text-properties fo:font-variant="normal" fo:text-transform="none" fo:letter-spacing="normal" fo:font-style="normal" officeooo:rsid="01eb110b"/>
    </style:style>
    <style:style style:name="T168" style:family="text">
      <style:text-properties fo:font-variant="normal" fo:text-transform="none" fo:letter-spacing="normal" fo:font-style="normal" officeooo:rsid="01ed10a3"/>
    </style:style>
    <style:style style:name="T169" style:family="text">
      <style:text-properties fo:font-variant="normal" fo:text-transform="none" fo:letter-spacing="normal" fo:font-style="normal" officeooo:rsid="01ef1024"/>
    </style:style>
    <style:style style:name="T170" style:family="text">
      <style:text-properties fo:font-variant="normal" fo:text-transform="none" fo:letter-spacing="normal" fo:font-style="normal" officeooo:rsid="01f0301e"/>
    </style:style>
    <style:style style:name="T171" style:family="text">
      <style:text-properties fo:font-variant="normal" fo:text-transform="none" fo:letter-spacing="normal" fo:font-style="normal" officeooo:rsid="01f134bd"/>
    </style:style>
    <style:style style:name="T172" style:family="text">
      <style:text-properties fo:font-variant="normal" fo:text-transform="none" fo:letter-spacing="normal" fo:font-style="normal" officeooo:rsid="01f322f8"/>
    </style:style>
    <style:style style:name="T173" style:family="text">
      <style:text-properties fo:font-variant="normal" fo:text-transform="none" fo:letter-spacing="normal" fo:font-style="normal" officeooo:rsid="01f60959"/>
    </style:style>
    <style:style style:name="T174" style:family="text">
      <style:text-properties fo:font-variant="normal" fo:text-transform="none" fo:letter-spacing="normal" fo:font-style="normal" officeooo:rsid="01f7492b"/>
    </style:style>
    <style:style style:name="T175" style:family="text">
      <style:text-properties fo:font-variant="normal" fo:text-transform="none" fo:letter-spacing="normal" fo:font-style="normal" officeooo:rsid="01fe64b7"/>
    </style:style>
    <style:style style:name="T176" style:family="text">
      <style:text-properties fo:font-variant="normal" fo:text-transform="none" fo:letter-spacing="normal" fo:font-style="normal" officeooo:rsid="01fe940a"/>
    </style:style>
    <style:style style:name="T177" style:family="text">
      <style:text-properties fo:font-variant="normal" fo:text-transform="none" fo:letter-spacing="normal" fo:font-style="normal" officeooo:rsid="01ff1a8c"/>
    </style:style>
    <style:style style:name="T178" style:family="text">
      <style:text-properties fo:font-variant="normal" fo:text-transform="none" fo:letter-spacing="normal" fo:font-style="normal" officeooo:rsid="020276ba"/>
    </style:style>
    <style:style style:name="T179" style:family="text">
      <style:text-properties fo:font-variant="normal" fo:text-transform="none" fo:letter-spacing="normal" fo:font-style="normal" officeooo:rsid="0203562b"/>
    </style:style>
    <style:style style:name="T180" style:family="text">
      <style:text-properties fo:font-variant="normal" fo:text-transform="none" fo:letter-spacing="normal" fo:font-style="normal" officeooo:rsid="020423ff"/>
    </style:style>
    <style:style style:name="T181" style:family="text">
      <style:text-properties fo:font-variant="normal" fo:text-transform="none" fo:letter-spacing="normal" fo:font-style="normal" officeooo:rsid="0206a711"/>
    </style:style>
    <style:style style:name="T182" style:family="text">
      <style:text-properties fo:font-variant="normal" fo:text-transform="none" fo:letter-spacing="normal" fo:font-style="normal" officeooo:rsid="020a691e"/>
    </style:style>
    <style:style style:name="T183" style:family="text">
      <style:text-properties fo:font-variant="normal" fo:text-transform="none" fo:letter-spacing="normal" fo:font-style="normal" officeooo:rsid="020aa9b3"/>
    </style:style>
    <style:style style:name="T184" style:family="text">
      <style:text-properties fo:font-variant="normal" fo:text-transform="none" fo:letter-spacing="normal" fo:font-style="normal" officeooo:rsid="020c9801"/>
    </style:style>
    <style:style style:name="T185" style:family="text">
      <style:text-properties fo:font-variant="normal" fo:text-transform="none" fo:letter-spacing="normal" fo:font-style="normal" officeooo:rsid="020e6f05"/>
    </style:style>
    <style:style style:name="T186" style:family="text">
      <style:text-properties fo:font-variant="normal" fo:text-transform="none" fo:letter-spacing="normal" fo:font-style="normal" officeooo:rsid="020fba93"/>
    </style:style>
    <style:style style:name="T187" style:family="text">
      <style:text-properties fo:font-variant="normal" fo:text-transform="none" fo:letter-spacing="normal" fo:font-style="normal" officeooo:rsid="02147456"/>
    </style:style>
    <style:style style:name="T188" style:family="text">
      <style:text-properties fo:font-variant="normal" fo:text-transform="none" fo:letter-spacing="normal" fo:font-style="normal" officeooo:rsid="0214f9f2"/>
    </style:style>
    <style:style style:name="T189" style:family="text">
      <style:text-properties fo:font-variant="normal" fo:text-transform="none" fo:letter-spacing="normal" fo:font-style="normal" officeooo:rsid="0216a120"/>
    </style:style>
    <style:style style:name="T190" style:family="text">
      <style:text-properties fo:font-variant="normal" fo:text-transform="none" fo:letter-spacing="normal" fo:font-style="italic" officeooo:rsid="00dd2191" style:font-style-asian="italic" style:font-style-complex="italic"/>
    </style:style>
    <style:style style:name="T191" style:family="text">
      <style:text-properties fo:font-variant="normal" fo:text-transform="none" fo:letter-spacing="normal" fo:font-style="italic" officeooo:rsid="00d92278" style:font-style-asian="italic" style:font-style-complex="italic"/>
    </style:style>
    <style:style style:name="T192" style:family="text">
      <style:text-properties officeooo:rsid="0197754a"/>
    </style:style>
    <style:style style:name="T193" style:family="text">
      <style:text-properties officeooo:rsid="01978a32"/>
    </style:style>
    <style:style style:name="T194" style:family="text">
      <style:text-properties officeooo:rsid="0199e944"/>
    </style:style>
    <style:style style:name="T195" style:family="text">
      <style:text-properties officeooo:rsid="019a85f4"/>
    </style:style>
    <style:style style:name="T196" style:family="text">
      <style:text-properties officeooo:rsid="019b465d"/>
    </style:style>
    <style:style style:name="T197" style:family="text">
      <style:text-properties officeooo:rsid="019ecda4"/>
    </style:style>
    <style:style style:name="T198" style:family="text">
      <style:text-properties officeooo:rsid="01a0096b"/>
    </style:style>
    <style:style style:name="T199" style:family="text">
      <style:text-properties officeooo:rsid="01a1e95a"/>
    </style:style>
    <style:style style:name="T200" style:family="text">
      <style:text-properties officeooo:rsid="01a335b9"/>
    </style:style>
    <style:style style:name="T201" style:family="text">
      <style:text-properties officeooo:rsid="01a446fc"/>
    </style:style>
    <style:style style:name="T202" style:family="text">
      <style:text-properties officeooo:rsid="01a61927"/>
    </style:style>
    <style:style style:name="T203" style:family="text">
      <style:text-properties officeooo:rsid="01a81277"/>
    </style:style>
    <style:style style:name="T204" style:family="text">
      <style:text-properties officeooo:rsid="01ab5537"/>
    </style:style>
    <style:style style:name="T205" style:family="text">
      <style:text-properties officeooo:rsid="01ae3cda"/>
    </style:style>
    <style:style style:name="T206" style:family="text">
      <style:text-properties officeooo:rsid="01b23cbb"/>
    </style:style>
    <style:style style:name="T207" style:family="text">
      <style:text-properties officeooo:rsid="01b39dc7"/>
    </style:style>
    <style:style style:name="T208" style:family="text">
      <style:text-properties officeooo:rsid="01b42c37"/>
    </style:style>
    <style:style style:name="T209" style:family="text">
      <style:text-properties officeooo:rsid="01b6f766"/>
    </style:style>
    <style:style style:name="T210" style:family="text">
      <style:text-properties officeooo:rsid="01b6fd29"/>
    </style:style>
    <style:style style:name="T211" style:family="text">
      <style:text-properties officeooo:rsid="01b89f6b"/>
    </style:style>
    <style:style style:name="T212" style:family="text">
      <style:text-properties officeooo:rsid="01b9fe32"/>
    </style:style>
    <style:style style:name="T213" style:family="text">
      <style:text-properties officeooo:rsid="01ba4a39"/>
    </style:style>
    <style:style style:name="T214" style:family="text">
      <style:text-properties officeooo:rsid="01bb8279"/>
    </style:style>
    <style:style style:name="T215" style:family="text">
      <style:text-properties officeooo:rsid="01bd5022"/>
    </style:style>
    <style:style style:name="T216" style:family="text">
      <style:text-properties officeooo:rsid="01c09d3c"/>
    </style:style>
    <style:style style:name="T217" style:family="text">
      <style:text-properties officeooo:rsid="01c18d0f"/>
    </style:style>
    <style:style style:name="T218" style:family="text">
      <style:text-properties officeooo:rsid="01c4d2af"/>
    </style:style>
    <style:style style:name="T219" style:family="text">
      <style:text-properties officeooo:rsid="01c618ba"/>
    </style:style>
    <style:style style:name="T220" style:family="text">
      <style:text-properties officeooo:rsid="01ca0571"/>
    </style:style>
    <style:style style:name="T221" style:family="text">
      <style:text-properties officeooo:rsid="01cdd5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P1"/>
      <text:p text:style-name="P1"/>
      <text:p text:style-name="P2">INTRODUCTION</text:p>
      <text:p text:style-name="P2"/>
      <text:p text:style-name="P4"><text:span text:style-name="T2">Benjamin Proudfit said that,</text:span>“Your opinion matters <text:span text:style-name="T1">especially if it’s supported by facts and observations</text:span>”. <text:span text:style-name="T9">Even judiciary courts require both the victim and the accused to provide evidences in their support which can be in the form of digital media or have someone put their observations as a witness in front of the judges. </text:span><text:span text:style-name="T3">While facts and observations seem to strengthen one’s opinion, we can hypothesise that </text:span><text:span text:style-name="T4">various</text:span><text:span text:style-name="T3"> types of </text:span><text:span text:style-name="T5">evidences have different persuasion and influential powers. </text:span><text:span text:style-name="T6">An image can significantly have more impact than </text:span><text:span text:style-name="T7">an article/post </text:span><text:span text:style-name="T8">while in some cases, a video may prove superior.</text:span></text:p>
      <text:p text:style-name="P4"/>
      <text:p text:style-name="P5">Recent studies have shown that find themselves to be in a more comfortable spot when they <text:span text:style-name="T10">share their opinion with the masses through the </text:span><text:span text:style-name="T11">aid</text:span><text:span text:style-name="T10"> of social media </text:span><text:span text:style-name="T12">rather than confronting people physically. </text:span><text:span text:style-name="T13">People tend to feel more freedom when they post their views on social sites like Reddit, </text:span><text:span text:style-name="T14">Twitter</text:span><text:span text:style-name="T13">. </text:span><text:span text:style-name="T15">Even though the internet provides some great benefits </text:span><text:span text:style-name="T16">like anonymity, </text:span><text:span text:style-name="T17">bigger reach and easier communication, </text:span><text:span text:style-name="T19">these can also help in the flow of toxicity and misinformation on the internet</text:span><text:span text:style-name="T18">. </text:span><text:span text:style-name="T20">Scams, cyber-bullying, propaganda are just a few crimes that do not let the internet to be </text:span><text:span text:style-name="T21">regarded</text:span><text:span text:style-name="T20"> as 100% safe.</text:span></text:p>
      <text:p text:style-name="P5"/>
      <text:p text:style-name="P6">We can find the anti-social elements <text:span text:style-name="T22">both </text:span>physically <text:span text:style-name="T23">as well as </text:span>virtually. <text:span text:style-name="T24">When looked up closely, <text:s/>both sides <text:s/>of the society seem to just put up their or someone else’s opinion </text:span><text:span text:style-name="T25">forward to gain mass agreement. </text:span><text:span text:style-name="T26">Even in the case of </text:span><text:span text:style-name="T28">mis</text:span><text:span text:style-name="T26">information, </text:span><text:span text:style-name="T27">the original poster is trying to disrupt others opinion or thought process. </text:span><text:span text:style-name="T29">So, how we know that which means of information is most vulnerable to be exploited ? Or if any particular type is superior to every other ?</text:span></text:p>
      <text:p text:style-name="P6"/>
      <text:p text:style-name="P7"/>
      <text:p text:style-name="P7">Research in similar areas has been done and yielded <text:span text:style-name="T30">marvellous</text:span> outcomes. </text:p>
      <text:p text:style-name="P8">Add stakeholders.</text:p>
      <text:p text:style-name="P9">Add insights and worth.</text:p>
      <text:p text:style-name="P9"/>
      <text:p text:style-name="P9"/>
      <text:p text:style-name="P9"/>
      <text:p text:style-name="P3">Research Questions</text:p>
      <text:p text:style-name="P54"/>
      <text:p text:style-name="P12">The main problem can be broken into three research questions <text:span text:style-name="T32">which ultimately provides us with a solution.</text:span></text:p>
      <text:p text:style-name="P3"/>
      <text:list xml:id="list3477255717" text:style-name="L1">
        <text:list-item>
          <text:p text:style-name="P15">What types of media are generally used by people in their comments?</text:p>
        </text:list-item>
      </text:list>
      <text:p text:style-name="P10"><text:tab/></text:p>
      <text:p text:style-name="P10"><text:span text:style-name="T33">Just before we start working on the problem, we need to know what are we dealing with. </text:span><text:span text:style-name="T34">The subreddit that we are working on comprises of posts and comments. </text:span><text:span text:style-name="T35">The information expressed through the comments and posts can be in the form of images, articles, videos etc. </text:span><text:span text:style-name="T36">Therefore, we need to analyse </text:span><text:span text:style-name="T37">what people generally use to express themselves. </text:span><text:span text:style-name="T38">This gives us some prior knowledge on what means the individuals prefer </text:span><text:span text:style-name="T39">to exchange their opinions, </text:span><text:span text:style-name="T40">or what is the dominant way of communication. </text:span><text:span text:style-name="T41">This knowledge </text:span><text:span text:style-name="T47">will further </text:span><text:span text:style-name="T41">be used in the upcoming </text:span><text:span text:style-name="T48">stages</text:span><text:span text:style-name="T41"> </text:span><text:span text:style-name="T44">as </text:span><text:soft-page-break/><text:span text:style-name="T44">t</text:span><text:span text:style-name="T42">he algorithms/approaches that </text:span><text:span text:style-name="T45">are </text:span><text:span text:style-name="T42">require</text:span><text:span text:style-name="T45">d</text:span><text:span text:style-name="T42"> to solve </text:span><text:span text:style-name="T46">the</text:span><text:span text:style-name="T42"> problem is different for different types of </text:span><text:span text:style-name="T43">data. </text:span><text:span text:style-name="T49">H</text:span><text:span text:style-name="T43">ence, it </text:span><text:span text:style-name="T50">is</text:span><text:span text:style-name="T43"> crucial to get an idea of what we would dealing with.</text:span></text:p>
      <text:p text:style-name="P10"/>
      <text:list xml:id="list51005417082418" text:continue-numbering="true" text:style-name="L1">
        <text:list-item>
          <text:p text:style-name="P16">How do people structure their views using the <text:span text:style-name="T51">various </text:span>form<text:span text:style-name="T53">s</text:span> of <text:span text:style-name="T52">data</text:span>?</text:p>
        </text:list-item>
      </text:list>
      <text:p text:style-name="P11"/>
      <text:p text:style-name="P13">After we receive the major components of data types we are working with, it is <text:span text:style-name="T55">cardinal</text:span> <text:span text:style-name="T54">that ways through which these data types are used is also captured. </text:span><text:span text:style-name="T56">There are cases in which the commentators combine the two or more distinct categories of data. </text:span><text:span text:style-name="T57">For example, both images and text </text:span><text:span text:style-name="T58">are used </text:span><text:span text:style-name="T57">to </text:span><text:span text:style-name="T59">prove one’s</text:span><text:span text:style-name="T57"> point, or </text:span><text:span text:style-name="T60">the use of only text is made in the argument.</text:span></text:p>
      <text:p text:style-name="P13"/>
      <text:p text:style-name="P14">We may come across some intriguing relationships amongst the various media. <text:span text:style-name="T61">The use of images with text may hold more strength in persuasion than images alone or adding the link of a video as a standalone comment may appear as dominant. </text:span><text:span text:style-name="T62">The main focus of this question does not rely upon finding the hidden relationships amongst the data, but this is something that can be inferred as we traverse through the varied compositions of comment</text:span><text:span text:style-name="T63">s</text:span><text:span text:style-name="T62">.</text:span></text:p>
      <text:p text:style-name="P11"/>
      <text:list xml:id="list51005156183997" text:continue-numbering="true" text:style-name="L1">
        <text:list-item>
          <text:p text:style-name="P17">What is the composition of the dominant influential type of <text:span text:style-name="T31">data</text:span> ?</text:p>
        </text:list-item>
      </text:list>
      <text:p text:style-name="P18"/>
      <text:p text:style-name="P19">The answer to this question relies on the outcome of the first research question. <text:span text:style-name="T64">There can be two cases which can be presented before talking about this particular question. </text:span><text:span text:style-name="T65">The first and most unlikely case being the usage of all forms of data coming out to be as equal </text:span><text:span text:style-name="T66">which states that the influential power of all types of data being equal </text:span><text:span text:style-name="T67">which will make this question redundant.</text:span></text:p>
      <text:p text:style-name="P19"/>
      <text:p text:style-name="P20">The second case stating one specific composition <text:span text:style-name="T68">emerging as dominant amongst the others. </text:span><text:span text:style-name="T69">This </text:span><text:span text:style-name="T70">will</text:span><text:span text:style-name="T69"> then be analysed to see if it is used with some other forms of data or not. </text:span><text:span text:style-name="T71">Some specific statistics like the number of individuals using this form of comments, the proportion of this category in the comments that was able to influence and </text:span><text:span text:style-name="T72">the comments that was unable to change view of the original poster. </text:span></text:p>
      <text:p text:style-name="P20"/>
      <text:p text:style-name="P21"><text:span text:style-name="T74">The second case is a crucial aspect that also holds the scope to a potential future research project. </text:span><text:span text:style-name="T75">It </text:span>can yield further study on why this particular form <text:span text:style-name="T73">has the most persuasive force, what are the other forms that can be combined to increment or detriment the convincing ability of this type, </text:span><text:span text:style-name="T76">does it relate to what the influential people use in their speeches/posts to communicate with the masses, etc. </text:span><text:span text:style-name="T77">Therefore, the last research questions build upon the above sub-problems and lays the foundation for a future research project.</text:span></text:p>
      <text:p text:style-name="P21"/>
      <text:p text:style-name="P21"/>
      <text:p text:style-name="P21"/>
      <text:p text:style-name="P48">Literature Review</text:p>
      <text:p text:style-name="P56"><text:line-break/><text:span text:style-name="T125">Words are a combination of several letters, regardless of where and how a particular word is used, </text:span><text:span text:style-name="T80">the letters </text:span><text:span text:style-name="T81">that is composed of will remain the same. </text:span><text:span text:style-name="T82">But, </text:span><text:span text:style-name="T84">rearranging the words of </text:span><text:span text:style-name="T82">of a sentence, </text:span><text:span text:style-name="T85">we</text:span><text:span text:style-name="T82"> infer the same meaning </text:span><text:span text:style-name="T86">with either</text:span><text:span text:style-name="T82"> an informal or formal nature. </text:span><text:span text:style-name="T83">This is one on the few examples of how the structure of a sentence can influence of what </text:span><text:span text:style-name="T87">it </text:span><text:span text:style-name="T83">is trying to say. </text:span><text:span text:style-name="T89">Research </text:span><text:span text:style-name="T92">has been </text:span><text:span text:style-name="T93">done </text:span><text:span text:style-name="T89">which hypothesise</text:span><text:span text:style-name="T90"> </text:span><text:span text:style-name="T91">that the persuasion of a sentence can vary with alterations in the structure of a sentence or words that are used in a sentence has been done.</text:span></text:p>
      <text:p text:style-name="P60"><text:span text:style-name="T91"/></text:p>
      <text:p text:style-name="P60"><text:span text:style-name="T91">The distinction between (1) persuasion as a process, i.e. the attempt to be persuasive, and (2) persuasion as an effect, i.e. having persuaded someone, is sometimes rendered </text:span><text:soft-page-break/><text:span text:style-name="T91">as persuasion and influence </text:span><text:span text:style-name="T190">(Segal 2005)</text:span><text:span text:style-name="T91">. </text:span><text:span text:style-name="T94">I follow this statement</text:span><text:span text:style-name="T91"> and measure influence </text:span><text:span text:style-name="T95">using the r/ChangeMyView dataset</text:span><text:span text:style-name="T91"> focus</text:span><text:span text:style-name="T95">ing</text:span><text:span text:style-name="T91"> </text:span><text:span text:style-name="T96">my attention</text:span><text:span text:style-name="T91"> on the </text:span><text:span text:style-name="T99">role of </text:span><text:span text:style-name="T98">distinct </text:span><text:span text:style-name="T97">forms of digital content </text:span><text:span text:style-name="T100">in the act of persuading individuals</text:span><text:span text:style-name="T91">.</text:span><text:span text:style-name="T88"> Following </text:span><text:span text:style-name="T191">Lakoff (1982:28)</text:span><text:span text:style-name="T88">, persuasion is understood then as “an attempt or intention of one</text:span></text:p>
      <text:p text:style-name="P60"><text:span text:style-name="T88">participant to change the behaviour, feelings, intentions, or viewpoint of another by [linguistic] communicative means.”</text:span></text:p>
      <text:p text:style-name="P58"><text:span text:style-name="T79"/></text:p>
      <text:p text:style-name="P58"><text:span text:style-name="T79">Aristotle theorised </text:span><text:span text:style-name="T101">that the power to change someone’s view </text:span><text:span text:style-name="T102">has </text:span><text:span text:style-name="T79">three aspects: logos (the use of arguments), pathos (emotional involvement of the audience) and ethos (credibility of the speaker) (Cockroft and Cockroft 2005). </text:span><text:span text:style-name="T103">The first one relates to the </text:span><text:span text:style-name="T104">difference in the inference of a sentence that comes with the alterations in the structure of the sentence. </text:span><text:span text:style-name="T105">The second one talks about how the sentence might affect the reactions of the people or how emotional influence of words on the listeners/readers. </text:span><text:span text:style-name="T106">The third can relate to the work that would be done in th</text:span><text:span text:style-name="T118">is</text:span><text:span text:style-name="T106"> research.</text:span></text:p>
      <text:p text:style-name="P58"><text:span text:style-name="T106"/></text:p>
      <text:p text:style-name="P61"><text:span text:style-name="T110">O</text:span><text:span text:style-name="T79">ne of the perks of using social media platforms like Reddit (r/ChangeMyView subreddit </text:span><text:span text:style-name="T107">in this case</text:span><text:span text:style-name="T79">) </text:span><text:span text:style-name="T108">is maintaining anonymity </text:span><text:span text:style-name="T109">while still holding an equal chance (in most cases) to persuade someone. </text:span><text:span text:style-name="T111">So, how we do relate the credibility of the commentators before the original poster finally accepts his/her viewpoint?</text:span></text:p>
      <text:p text:style-name="P61"><text:span text:style-name="T111"/></text:p>
      <text:p text:style-name="P62"><text:span text:style-name="T79">The comments can either take the form of a simple opinion or can back itself using </text:span><text:span text:style-name="T112">facts</text:span><text:span text:style-name="T79">. </text:span><text:span text:style-name="T113">If a comment </text:span><text:span text:style-name="T114">states some </text:span><text:span text:style-name="T115">evidence to prove some point that the credibility of the comment can be assured which at the end will influence the original poster’s thoughts. </text:span><text:span text:style-name="T116">Therefore, rather than establishing the credibility of the commentators in these cases, the comment itself speaks as an entity and works for persuasion.</text:span></text:p>
      <text:p text:style-name="P65"><text:span text:style-name="T124">Priniski and Horne (2018) examine</text:span><text:span text:style-name="T126">d</text:span><text:span text:style-name="T124"> the role of citing evidence on </text:span><text:span text:style-name="T127">the subreddit</text:span><text:span text:style-name="T124">. The results of their analysis of 100’000 comments from 500 threads</text:span></text:p>
      <text:p text:style-name="P65"><text:span text:style-name="T124">reveal that more evidence is cited in sociomoral contexts </text:span><text:span text:style-name="T128">and</text:span><text:span text:style-name="T124"> a delta is more likely awarded when evidence was provided. </text:span><text:span text:style-name="T130">The e</text:span><text:span text:style-name="T129">vidences can be in the form of a hyperlink linking to a news from a credible source, an image depicting an incident or a video of a presentation etc. </text:span><text:span text:style-name="T121">But</text:span><text:span text:style-name="T129"> </text:span><text:span text:style-name="T121">d</text:span><text:span text:style-name="T119">o different types of data contribute differently towards persuasion ?</text:span></text:p>
      <text:p text:style-name="P57"><text:span text:style-name="T79"/></text:p>
      <text:p text:style-name="P63"><text:span text:style-name="T79">Ki</text:span><text:span text:style-name="T122">wo</text:span><text:span text:style-name="T79">n Seo </text:span><text:span text:style-name="T120">confirms that </text:span><text:span text:style-name="T79">images </text:span><text:span text:style-name="T120">affect the </text:span><text:span text:style-name="T79">persuasi</text:span><text:span text:style-name="T120">ve strength of </text:span><text:span text:style-name="T123">verbal</text:span><text:span text:style-name="T120"> </text:span><text:span text:style-name="T123">content</text:span><text:span text:style-name="T79">.</text:span></text:p>
      <text:p text:style-name="P57"><text:span text:style-name="T79">One distinctive feature of visual image is its eye-catching effect (Finn, 1988; MacKenzie, 1986). </text:span><text:span text:style-name="T117">Visual images can also enhance memorability of a message, which is so called picture superiority effect (Nelson, Reed, &amp; Walling, 1976). Childers and Houston (1984) found that messages containing visual images produced better recall than verbal-only messages when people did not process the message deeply. Escalas (2004) found that positive emotion induced by the combination of a visual image (e.g., running shoes) and mental simulation (e.g., "imagine running in the shoes") effectively mediated the relationship between message and persuasion.</text:span></text:p>
      <text:p text:style-name="P59"><text:span text:style-name="T79"/></text:p>
      <text:p text:style-name="P64"><text:span text:style-name="T124"/></text:p>
      <text:p text:style-name="P64"><text:soft-page-break/><text:span text:style-name="T124">While not all of these findings can be immediately applied to our study, the existing literature supports our </text:span><text:span text:style-name="T131">hypothesis</text:span><text:span text:style-name="T124">. </text:span><text:span text:style-name="T132">The studies point that </text:span><text:span text:style-name="T133">discrete data types contribute to contrasting persuasion. </text:span><text:span text:style-name="T134">However, </text:span><text:span text:style-name="T135">they do not state the effects of these types </text:span><text:span text:style-name="T139">distinctively</text:span><text:span text:style-name="T136"> and also don’t highlight their impact when used </text:span><text:span text:style-name="T137">together or </text:span><text:span text:style-name="T138">separately</text:span><text:span text:style-name="T136">. </text:span><text:span text:style-name="T140">I believe that a deeper look into the data with the <text:s/>help of visual representations like graphs and an analysis of the structure of the comment would yield more </text:span><text:span text:style-name="T141">comprehension</text:span><text:span text:style-name="T140"> to the topic.</text:span></text:p>
      <text:p text:style-name="P56"><text:span text:style-name="T79"/></text:p>
      <text:p text:style-name="P48">Research Methodologies</text:p>
      <text:p text:style-name="P56"><text:span text:style-name="T79"/></text:p>
      <text:p text:style-name="P56"><text:span text:style-name="T79">ChangeMyView is a channel, or ’subreddit’, on the online forum platform Reddit. </text:span><text:span text:style-name="T142">This </text:span><text:span text:style-name="T79">subreddit </text:span><text:span text:style-name="T144">informs</text:span><text:span text:style-name="T79"> “to post an opinion you accept may be flawed, in an effort to understand other perspectives on the issue” (https://www.reddit.com/r/changemyview/). </text:span><text:span text:style-name="T143">Typically, a user who are eager to get their opinion on some topic changed post their views on this subreddit.</text:span></text:p>
      <text:p text:style-name="P56"><text:span text:style-name="T79"/></text:p>
      <text:p text:style-name="P56"><text:span text:style-name="T79">In an attempt to </text:span><text:span text:style-name="T145">do so</text:span><text:span text:style-name="T79">, </text:span><text:span text:style-name="T146">other </text:span><text:span text:style-name="T79">user</text:span><text:span text:style-name="T146">s comment on that post and try to</text:span><text:span text:style-name="T79"> persua</text:span><text:span text:style-name="T146">d</text:span><text:span text:style-name="T79">e </text:span><text:span text:style-name="T147">the original poster (OP) to vary their </text:span><text:span text:style-name="T79">original </text:span><text:span text:style-name="T148">viewpoint</text:span><text:span text:style-name="T79">. If the OP finds a comment convincing, </text:span><text:span text:style-name="T149">they </text:span><text:span text:style-name="T79">reward them with a delta, </text:span><text:span text:style-name="T150">a special award used by this subreddit to depict mind-changing thoughts</text:span><text:span text:style-name="T79">. For a researcher, this setup provides </text:span><text:span text:style-name="T152">enriched, </text:span><text:span text:style-name="T154">annotated </text:span><text:span text:style-name="T155">and credible </text:span><text:span text:style-name="T152">data </text:span><text:span text:style-name="T151">to conduct their experiments and </text:span><text:span text:style-name="T153">base their work on</text:span><text:span text:style-name="T79">. </text:span></text:p>
      <text:p text:style-name="P56"><text:span text:style-name="T79"/></text:p>
      <text:p text:style-name="P22">The procedure that will be <text:span text:style-name="T195">applied</text:span> <text:span text:style-name="T192">for</text:span> carrying <text:span text:style-name="T194">out the tasks in this</text:span> research <text:span text:style-name="T196">consists of the </text:span><text:span text:style-name="T193">following steps:-</text:span></text:p>
      <text:p text:style-name="P22"/>
      <text:list xml:id="list942875361" text:style-name="L3">
        <text:list-item>
          <text:p text:style-name="P23">The data is present in a compressed form and will be extracted and converted to a csv/<text:span text:style-name="T201">jsonlist</text:span> to be eligible <text:span text:style-name="T197">to be imported in our program </text:span><text:span text:style-name="T198">which will then be </text:span><text:span text:style-name="T199">stored in </text:span><text:span text:style-name="T198">appropriate data structures </text:span><text:span text:style-name="T200">for further experimentation.</text:span></text:p>
        </text:list-item>
        <text:list-item>
          <text:p text:style-name="P24">Before experimenting with the raw data, it needs to explored and the basic attributes <text:span text:style-name="T202">present inside the data will be found out. </text:span><text:span text:style-name="T203">As per the owner of the dataset, it is highly annotated and contains four parts which is the index, the original post of the author, the delta and the non-delta comments.</text:span></text:p>
        </text:list-item>
        <text:list-item>
          <text:p text:style-name="P25">The original post and the comments contain some extra information like the time stamp, id of the poster/commentator, etc. which is redundant to us. <text:span text:style-name="T204">We will extract only the text information from the both all these fields and remove the unnecessary elements.</text:span></text:p>
        </text:list-item>
        <text:list-item>
          <text:p text:style-name="P26">After we acquire our data in the required form, it <text:span text:style-name="T205">will be </text:span>checked for missing/abrupt values.</text:p>
        </text:list-item>
        <text:list-item>
          <text:p text:style-name="P27">After our data is fully prepared, visual representations will be created to know more about the data.</text:p>
        </text:list-item>
        <text:list-item>
          <text:p text:style-name="P28">The <text:span text:style-name="T206">delta and non-delta </text:span>comments with evidence will be separated from the <text:span text:style-name="T207">prepared dataset as we will be working on that portion only. </text:span><text:span text:style-name="T208">Using regular expression and a dataframe management library known as pandas, this task can be accomplished and the required format can be achieved.</text:span></text:p>
        </text:list-item>
        <text:list-item>
          <text:p text:style-name="P30">We will target on distinguishing the data based on the type of evidence provided in the comments. <text:span text:style-name="T209">Every proof is provided </text:span><text:span text:style-name="T210">through a link which directly takes to an image/video/post etc. </text:span><text:span text:style-name="T211">With the help of the regular expression, we can extract out these links and identify the type of media attached to it. </text:span><text:span text:style-name="T221">(Priniski and Horne, Pg. 2281)</text:span></text:p>
        </text:list-item>
        <text:list-item>
          <text:p text:style-name="P29"><text:soft-page-break/>Using the help of other plotting libraries like matplotlib, we will create graphs exploring the various compositions <text:span text:style-name="T212">of these different types and explore the most-used, least-used </text:span><text:span text:style-name="T213">and similar metrics to get an idea of what commentators use to put their point.</text:span></text:p>
        </text:list-item>
        <text:list-item>
          <text:p text:style-name="P31">The results from above <text:span text:style-name="T214">will further be used to identify possible chances of two or more datatypes being used together. </text:span><text:span text:style-name="T215">For example, if the proportions of images and text is more, there is could chance that they are used together too.</text:span></text:p>
        </text:list-item>
        <text:list-item>
          <text:p text:style-name="P32">The major influential data type will be explored separately as it is the one we are most interested in. <text:span text:style-name="T216">Depending on the outcome of this, we can further find out some characteristics </text:span><text:span text:style-name="T217">of the dominant type :-</text:span></text:p>
          <text:list>
            <text:list-item>
              <text:p text:style-name="P33">In case of texts, we can use natural language processing techniques to figure out what words are commonly used, <text:span text:style-name="T218">the average word count, </text:span><text:span text:style-name="T219">semantics and similarity of the comment in regards to the original post.</text:span></text:p>
            </text:list-item>
            <text:list-item>
              <text:p text:style-name="P34">In case of images, the amount of text present inside the image, the size of the image and some more factors can be researched.</text:p>
            </text:list-item>
            <text:list-item>
              <text:p text:style-name="P35">In case of videos, the duration of the videos, the source of the video and the <text:span text:style-name="T220">linguistic </text:span>aspects can play a role in identifying if a video is more persuasive or <text:s/>not.</text:p>
            </text:list-item>
          </text:list>
        </text:list-item>
      </text:list>
      <text:p text:style-name="P56"><text:span text:style-name="T78"/></text:p>
      <text:p text:style-name="P56"><text:span text:style-name="T79"/></text:p>
      <text:p text:style-name="P55"><text:span text:style-name="T78">Evaluation</text:span></text:p>
      <text:p text:style-name="P55"><text:span text:style-name="T78"/></text:p>
      <text:p text:style-name="P36"><text:span text:style-name="T156">Python will form the basis of the technical research that would be required to solve the research question. </text:span><text:span text:style-name="T78">Most of the implementation requires heavy usage of visual representations which can be delivered using the packages already available in the python; ‘</text:span><text:span text:style-name="T157">matplotlib’, ‘plotly’ </text:span><text:span text:style-name="T158">to name a few</text:span><text:span text:style-name="T78">.</text:span></text:p>
      <text:p text:style-name="P39"><text:span text:style-name="T78">These have built-in functions in which we pass the data as arguments and the program outputs the corresponding graphs.</text:span></text:p>
      <text:p text:style-name="P39"><text:span text:style-name="T78"/></text:p>
      <text:p text:style-name="P38"><text:span text:style-name="T78">String manipulation and data extraction require natural language processing concepts like regular expressions, </text:span><text:span text:style-name="T159">n-grams. </text:span><text:span text:style-name="T160">In case when we are extracting out relevant fields like the comments out of the parent object which contains irrelevant attributes like timestamp, we need to use specific data structures to store the final data. </text:span><text:span text:style-name="T161">After that, we would require string matching which can be done by regular expressions. </text:span><text:span text:style-name="T162">These expressions help us to identify the words present in a string that match a certain pattern. </text:span><text:span text:style-name="T163">N-grams break the whole piece of text into tuples of size N. </text:span><text:span text:style-name="T164">We can then search for the most commonly used tuples i.e. and identify which words are used most often and how are they used. W</text:span><text:span text:style-name="T167">e also use ‘semantic matching’ </text:span><text:span text:style-name="T168">using flair </text:span><text:span text:style-name="T169">which is known library in the NLP world, it </text:span><text:span text:style-name="T167">use</text:span><text:span text:style-name="T169">s</text:span><text:span text:style-name="T167"> pre-trained models </text:span><text:span text:style-name="T170">to predict the sentiment of the sentence passed to it.</text:span><text:span text:style-name="T171">. </text:span><text:span text:style-name="T173">These models are trained on data which contains samples of statements of all types sentiments. <text:s/></text:span><text:span text:style-name="T171">The </text:span><text:span text:style-name="T174">predicted </text:span><text:span text:style-name="T171">sentiment can be </text:span><text:span text:style-name="T172">one amongst </text:span><text:span text:style-name="T171">positive, negative or neutral</text:span></text:p>
      <text:p text:style-name="P37"><text:span text:style-name="T164"/></text:p>
      <text:p text:style-name="P40"><text:span text:style-name="T164">T</text:span><text:span text:style-name="T78">hese techniques are common for all the research questions as similar analysis will prove useful but the data that we will be working with will change. </text:span><text:span text:style-name="T165">We will work on the whole dataset for the first research question and will work on the on the dominant factor for the third research question. </text:span><text:span text:style-name="T166">The techniques like n-grams and graphing libraries will again find use after solving question one for question three.</text:span></text:p>
      <text:p text:style-name="P40"><text:span text:style-name="T166"/></text:p>
      <text:p text:style-name="P45"><text:span text:style-name="T78">Two major </text:span><text:span text:style-name="T178">used </text:span><text:span text:style-name="T78">datasets are being used initially to conduct research. </text:span><text:span text:style-name="T178">These datasets have been </text:span><text:span text:style-name="T179">gathered from the Reddit API by their respected owners. </text:span><text:span text:style-name="T180">These contain the various posts authored by people who want to change their opinion and the comments of those who try to persuade them.</text:span></text:p>
      <text:p text:style-name="P46"><text:span text:style-name="T181">Th</text:span><text:span text:style-name="T187">ese datasets</text:span><text:span text:style-name="T181"> contain successful and unsuccessful argumentative threads created in response to the same original post. Each line is a </text:span><text:span text:style-name="T182">JSON</text:span><text:span text:style-name="T181"> object </text:span><text:span text:style-name="T183">which </text:span><text:span text:style-name="T181">has the following fields:</text:span></text:p>
      <text:p text:style-name="P46"><text:span text:style-name="T181"><text:s text:c="8"/>op_author, op_text, op_name, op_title, positive, negative.</text:span></text:p>
      <text:p text:style-name="P47"><text:soft-page-break/><text:span text:style-name="T181"><text:s text:c="4"/>"op_author", "op_text", and "op_title" </text:span><text:span text:style-name="T186">provide </text:span><text:span text:style-name="T181">information for the original post. "op_name" is an identifier. "positive" is a list of replies that w</text:span><text:span text:style-name="T184">as awarded</text:span><text:span text:style-name="T181"> a delta, while "negative" </text:span><text:span text:style-name="T185">are the remaining comments</text:span><text:span text:style-name="T181">. </text:span><text:span text:style-name="T189">Both of the datasets follow the same format but differ in size and have comments and posts belonging to different times.</text:span></text:p>
      <text:p text:style-name="P41"><text:span text:style-name="T78"/></text:p>
      <text:p text:style-name="P43"><text:span text:style-name="T78">The main two metrics that will hold significance in the last research question would is TF-IDF.</text:span></text:p>
      <text:p text:style-name="P42"><text:span text:style-name="T78">The essential assumption behind TF-IDF is that a term's relevance is inversely proportional to its frequency across texts. TF informs us about the frequency with which a word appears in a document, whereas IDF informs us about the relative rarity of a term in the collection of documents. </text:span></text:p>
      <text:p text:style-name="P42"><text:span text:style-name="T78"/></text:p>
      <text:p text:style-name="P44"><text:span text:style-name="T78">They enable to extract the most descriptive terms in the comment and will help to find the most interesting parts in the comment. They can also help to find the similarity between the comment and <text:s/>the original post. They can prove to be a powerful in our case and ironically they are easier to compute. </text:span><text:span text:style-name="T175">They do not require much computational power and our easier to implement. </text:span><text:span text:style-name="T176">Given </text:span><text:span text:style-name="T177">that, they are efficient and do not require high execution times.</text:span></text:p>
      <text:p text:style-name="P56"><text:span text:style-name="T79"/></text:p>
      <text:p text:style-name="P56"><text:span text:style-name="T79"/></text:p>
      <text:p text:style-name="P56"><text:span text:style-name="T79"/></text:p>
      <text:p text:style-name="P49"><text:span text:style-name="T78">References</text:span></text:p>
      <text:p text:style-name="P49"><text:span text:style-name="T78"/></text:p>
      <text:p text:style-name="P49"><text:span text:style-name="T78"/></text:p>
      <text:list xml:id="list1795231198" text:style-name="L2">
        <text:list-item>
          <text:p text:style-name="P50">Dayter &amp; Messerli</text:p>
          <text:p text:style-name="P50"/>
        </text:list-item>
        <text:list-item>
          <text:p text:style-name="P50">Lakoff, Robin. 1982. “Persuasive Discourse and Ordinary Conversation, with Examples from Advertising.” In Analyzing Discourse: Text and Talk, ed. by Deborah Tannen, 25–42. Washington DC: Georgetown University Press.</text:p>
          <text:p text:style-name="P50"/>
        </text:list-item>
        <text:list-item>
          <text:p text:style-name="P51">Segal, Judy Z. 2005. Health and the rhetoric of medicine. <text:tab/>Carbondale, IL: Southern Illinois University.</text:p>
        </text:list-item>
        <text:list-item>
          <text:p text:style-name="P51">Cockroft, Robert and Cockroft, Susan. 2005. Persuading people: <text:tab/>An introduction to rhetoric. Houndmills: Palgrave <text:tab/>Macmillan</text:p>
        </text:list-item>
        <text:list-item>
          <text:p text:style-name="P52">Kiwon Seo, “Meta-Analysis on Visual Persuasion– Does Adding <text:tab/>Images to Texts Influence Persuasion?”,Athens Journal of <text:tab/>Mass Media and Communications- Volume 6, Issue 3 – <text:tab/>Pages 177-190</text:p>
        </text:list-item>
        <text:list-item>
          <text:p text:style-name="P52">Finn, A. (1988). Print ad recognition readership scores: An <text:tab/>information processing perspective. Journal of Marketing <text:tab/>Research, 25, 168–177.</text:p>
        </text:list-item>
        <text:list-item>
          <text:p text:style-name="P52">Nelson, D. L., Reed, V. S., &amp; Walling, J. R. (1976). Pictorial superiority effect. Journal of Experimental Social Psychology: Human Learning and Memory, 2, 523–528.</text:p>
        </text:list-item>
        <text:list-item>
          <text:p text:style-name="P52"><text:soft-page-break/>Childers, T. L., &amp; Houston, M. J. (1984). Conditions for a picture-superiority effect on consumer memory. Journal of Consumer Research, 11, 643–654.</text:p>
        </text:list-item>
        <text:list-item>
          <text:p text:style-name="P52">Escalas, J. E. (2004). Imagine yourself in the product: Mental simulation, narrative transportation, and persuasion. Journal of Advertising, 33, 37–48.</text:p>
        </text:list-item>
      </text:list>
      <text:p text:style-name="P53"/>
      <text:p text:style-name="P53">@inproceedings{tan+etal:16a, </text:p>
      <text:p text:style-name="P53"><text:s text:c="4"/>author = {Chenhao Tan and Vlad Niculae and Cristian Danescu-Niculescu-Mizil and Lillian Lee}, </text:p>
      <text:p text:style-name="P53"><text:s text:c="4"/>title = {Winning Arguments: Interaction Dynamics and Persuasion Strategies in Good-faith Online Discussions}, </text:p>
      <text:p text:style-name="P53"><text:s text:c="4"/>year = {2016}, </text:p>
      <text:p text:style-name="P53"><text:s text:c="4"/>booktitle = {Proceedings of WWW} </text:p>
      <text:p text:style-name="P5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02:59:22.296079998</meta:creation-date>
    <dc:date>2022-04-25T05:10:04.057577085</dc:date>
    <meta:editing-duration>PT8H57M31S</meta:editing-duration>
    <meta:editing-cycles>494</meta:editing-cycles>
    <meta:generator>LibreOffice/6.4.7.2$Linux_X86_64 LibreOffice_project/40$Build-2</meta:generator>
    <meta:document-statistic meta:table-count="0" meta:image-count="0" meta:object-count="0" meta:page-count="7" meta:paragraph-count="77" meta:word-count="2974" meta:character-count="18116" meta:non-whitespace-character-count="15194"/>
  </office:meta>
</office:document-meta>
</file>